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2005CC649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3689in" svg:y="0.5in" svg:width="5.3335in" svg:height="5.3335in" draw:z-index="0"><draw:image xlink:href="Pictures/1000000000000200000002005CC649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Lucidarme</meta:initial-creator>
    <meta:creation-date>2016-05-25T18:58:35.475721822</meta:creation-date>
    <dc:date>2016-05-25T18:59:12.808160791</dc:date>
    <dc:creator>Thibault Lucidarme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